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Inter" svg:font-family="Int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fo:font-size="18pt" officeooo:rsid="001c7060" officeooo:paragraph-rsid="001c7060" style:font-size-asian="15.75pt" style:font-size-complex="18pt"/>
    </style:style>
    <style:style style:name="P3" style:family="paragraph" style:parent-style-name="Standard">
      <style:text-properties fo:font-size="18pt" fo:font-weight="bold" style:font-size-asian="15.75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21a7b3" officeooo:paragraph-rsid="0021a7b3" style:font-size-asian="15.75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style:font-size-asian="18pt" style:font-size-complex="18pt"/>
    </style:style>
    <style:style style:name="P7" style:family="paragraph" style:parent-style-name="Standard">
      <style:text-properties fo:font-size="18pt" officeooo:paragraph-rsid="001e6ba9" style:font-size-asian="18pt" style:font-size-complex="18pt"/>
    </style:style>
    <style:style style:name="P8" style:family="paragraph" style:parent-style-name="Standard">
      <style:text-properties fo:font-size="18pt" fo:font-weight="normal" officeooo:paragraph-rsid="00236591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c9211e" fo:font-size="18pt" fo:font-weight="bold" officeooo:rsid="001869d5" officeooo:paragraph-rsid="001869d5" style:font-size-asian="15.75pt" style:font-weight-asian="bold" style:font-size-complex="18pt" style:font-weight-complex="bold"/>
    </style:style>
    <style:style style:name="T1" style:family="text">
      <style:text-properties fo:color="#4ec9b0"/>
    </style:style>
    <style:style style:name="T2" style:family="text">
      <style:text-properties fo:color="#4fc1ff"/>
    </style:style>
    <style:style style:name="T3" style:family="text">
      <style:text-properties fo:color="#9cdcfe"/>
    </style:style>
    <style:style style:name="T4" style:family="text">
      <style:text-properties fo:color="#d4d4d4"/>
    </style:style>
    <style:style style:name="T5" style:family="text">
      <style:text-properties officeooo:rsid="001e6ba9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loext:padding="0cm" loext:border="none"/>
    </style:style>
    <style:style style:name="T9" style:family="text">
      <style:text-properties fo:color="#ce9178"/>
    </style:style>
    <style:style style:name="T10" style:family="text">
      <style:text-properties officeooo:rsid="0027bd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Output Variables</text:p>
      <text:p text:style-name="P5">Which provider is used by the configuration files in this directory?</text:p>
      <text:p text:style-name="P6">resource "random_uuid" "id1" {</text:p>
      <text:p text:style-name="P6">}</text:p>
      <text:p text:style-name="P6">resource "random_uuid" "id2" {</text:p>
      <text:p text:style-name="P6">}</text:p>
      <text:p text:style-name="P6">resource "random_uuid" "id3" {</text:p>
      <text:p text:style-name="P6">}</text:p>
      <text:p text:style-name="P6">resource "random_uuid" "id4" {</text:p>
      <text:p text:style-name="P6">}</text:p>
      <text:p text:style-name="P6">resource "random_uuid" "id5" {</text:p>
      <text:p text:style-name="P6">}</text:p>
      <text:p text:style-name="P6">resource "random_uuid" "id6" {</text:p>
      <text:p text:style-name="P6">}</text:p>
      <text:p text:style-name="P6">resource "random_uuid" "id7" {</text:p>
      <text:p text:style-name="P6">}</text:p>
      <text:p text:style-name="P6">resource "random_integer" "order1" {</text:p>
      <text:p text:style-name="P6">min = 1</text:p>
      <text:p text:style-name="P6">max = 99999</text:p>
      <text:p text:style-name="P6">}</text:p>
      <text:p text:style-name="P6">resource "random_integer" "order2" {</text:p>
      <text:p text:style-name="P6">min = 1</text:p>
      <text:p text:style-name="P6">max = 222222</text:p>
      <text:p text:style-name="P6">}</text:p>
      <text:p text:style-name="P1"/>
      <text:p text:style-name="P2">random</text:p>
      <text:p text:style-name="P2"/>
      <text:p text:style-name="P5">Which two resource types are configured in the configuration files?</text:p>
      <text:p text:style-name="P7">random_uuid <text:span text:style-name="T5">&amp; <text:s/>random_integer</text:span></text:p>
      <text:p text:style-name="P1"/>
      <text:p text:style-name="P1"/>
      <text:p text:style-name="P1"/>
      <text:p text:style-name="P1"/>
      <text:p text:style-name="Text_20_body"><text:soft-page-break/><text:span text:style-name="T7">What is the value of the </text:span><text:span text:style-name="Source_20_Text"><text:span text:style-name="T7">output </text:span></text:span><text:span text:style-name="T7">variable called </text:span><text:span text:style-name="Source_20_Text"><text:span text:style-name="T7">id2</text:span></text:span><text:span text:style-name="T7">?</text:span></text:p>
      <text:p text:style-name="Text_20_body"><text:span text:style-name="T7">Use the </text:span><text:span text:style-name="Source_20_Text"><text:span text:style-name="T7">terraform output </text:span></text:span><text:span text:style-name="T7">command.</text:span></text:p>
      <text:p text:style-name="P3">Outputs:</text:p>
      <text:p text:style-name="P3"/>
      <text:p text:style-name="P3">id1 = "cad39a4f-6d24-d3b9-b989-6508e1f286ba"</text:p>
      <text:p text:style-name="P3">id2 = "cf71172a-dac2-6144-81e5-e5cd2cd06f80"</text:p>
      <text:p text:style-name="P3">id3 = "181442fb-bbe0-2a25-99db-a096a78def16"</text:p>
      <text:p text:style-name="P3">id4 = "d3beed8e-c5be-d5ab-93da-618cca7b40ab"</text:p>
      <text:p text:style-name="P3">id5 = "30cd7f2a-a015-2789-c040-3712fd74759e"</text:p>
      <text:p text:style-name="P3">id6 = "f9206734-c00f-8bf1-fa67-5e670d08365b"</text:p>
      <text:p text:style-name="P3">id7 = "9ba5556a-1175-cf5f-61fd-aabe79ed9dfc"</text:p>
      <text:p text:style-name="P3">order1 = 53758</text:p>
      <text:p text:style-name="P3">order2 = 53758</text:p>
      <text:p text:style-name="P4">[Above value are received after running terrafotm apply command.]</text:p>
      <text:p text:style-name="P1"/>
      <text:p text:style-name="P1">cf71172a-dac2-6144-81e5-e5cd2cd06f80</text:p>
      <text:p text:style-name="P1"/>
      <text:p text:style-name="Text_20_body"><text:span text:style-name="T7">What is the value of the </text:span><text:span text:style-name="Source_20_Text"><text:span text:style-name="T7">output </text:span></text:span><text:span text:style-name="T7">variable called </text:span><text:span text:style-name="Source_20_Text"><text:span text:style-name="T7">order1</text:span></text:span><text:span text:style-name="T7">?</text:span></text:p>
      <text:p text:style-name="Text_20_body"><text:span text:style-name="T7">Use the </text:span><text:span text:style-name="Source_20_Text"><text:span text:style-name="T7">terraform output </text:span></text:span><text:span text:style-name="T7">command.</text:span></text:p>
      <text:p text:style-name="P8">53758</text:p>
      <text:p text:style-name="P1"/>
      <text:p text:style-name="Text_20_body"><text:span text:style-name="T7">We have a new configuration directory located at the path </text:span><text:span text:style-name="Source_20_Text"><text:span text:style-name="T7">/root/terraform-projects/output</text:span></text:span><text:span text:style-name="T7">. Inspect the configuration files that are created in this directory.<text:line-break/><text:line-break/>What is the value of the </text:span><text:span text:style-name="Source_20_Text"><text:span text:style-name="T7">output </text:span></text:span><text:span text:style-name="T7">variable </text:span><text:span text:style-name="Source_20_Text"><text:span text:style-name="T7">pet-name</text:span></text:span><text:span text:style-name="T7">?</text:span></text:p>
      <text:p text:style-name="Text_20_body"><text:span text:style-name="T7">Use the </text:span><text:span text:style-name="Source_20_Text"><text:span text:style-name="T7">terraform output </text:span></text:span><text:span text:style-name="T7">command within the new configuration directory.</text:span></text:p>
      <text:p text:style-name="P6">resource "random_pet" "my-pet" {</text:p>
      <text:p text:style-name="P6"><text:soft-page-break/></text:p>
      <text:p text:style-name="P6">length = var.length </text:p>
      <text:p text:style-name="P6">}</text:p>
      <text:p text:style-name="P6"/>
      <text:p text:style-name="P6">output "pet-name" {</text:p>
      <text:p text:style-name="P6">value = random_pet.my-pet.id</text:p>
      <text:p text:style-name="P6">description = "Record the value of pet ID generated by the random_pet resource"</text:p>
      <text:p text:style-name="P6">}</text:p>
      <text:p text:style-name="P6"/>
      <text:p text:style-name="P6">mayfly <text:span text:style-name="T10">[Used the terraform output command]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Inter" svg:font-family="Int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3T23:51:06.279858776</meta:creation-date>
    <dc:date>2024-04-24T00:00:04.196104873</dc:date>
    <meta:editing-duration>PT8M51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3" meta:paragraph-count="54" meta:word-count="227" meta:character-count="1641" meta:non-whitespace-character-count="1465"/>
  </office:meta>
</office:document-meta>
</file>